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_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2173232043555" calcext:value-type="float">
            <text:p>0.8321732320435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2079464540868" calcext:value-type="float">
            <text:p>0.762079464540868</text:p>
          </table:table-cell>
          <table:table-cell office:value-type="float" office:value="2160" calcext:value-type="float">
            <text:p>2160</text:p>
          </table:table-cell>
          <table:table-cell office:value-type="float" office:value="1087" calcext:value-type="float">
            <text:p>1087</text:p>
          </table:table-cell>
          <table:table-cell office:value-type="float" office:value="9519" calcext:value-type="float">
            <text:p>951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4476319151595" calcext:value-type="float">
            <text:p>0.8344763191515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58546483078298" calcext:value-type="float">
            <text:p>0.758546483078298</text:p>
          </table:table-cell>
          <table:table-cell office:value-type="float" office:value="2181" calcext:value-type="float">
            <text:p>2181</text:p>
          </table:table-cell>
          <table:table-cell office:value-type="float" office:value="1069" calcext:value-type="float">
            <text:p>1069</text:p>
          </table:table-cell>
          <table:table-cell office:value-type="float" office:value="9527" calcext:value-type="float">
            <text:p>952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5537551158163" calcext:value-type="float">
            <text:p>0.8355375511581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61665077408823" calcext:value-type="float">
            <text:p>0.761665077408823</text:p>
          </table:table-cell>
          <table:table-cell office:value-type="float" office:value="2187" calcext:value-type="float">
            <text:p>2187</text:p>
          </table:table-cell>
          <table:table-cell office:value-type="float" office:value="971" calcext:value-type="float">
            <text:p>971</text:p>
          </table:table-cell>
          <table:table-cell office:value-type="float" office:value="9550" calcext:value-type="float">
            <text:p>955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9803742211334" calcext:value-type="float">
            <text:p>0.85980374221133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800005206933241" calcext:value-type="float">
            <text:p>0.800005206933241</text:p>
          </table:table-cell>
          <table:table-cell office:value-type="float" office:value="1617" calcext:value-type="float">
            <text:p>1617</text:p>
          </table:table-cell>
          <table:table-cell office:value-type="float" office:value="1194" calcext:value-type="float">
            <text:p>1194</text:p>
          </table:table-cell>
          <table:table-cell office:value-type="float" office:value="9573" calcext:value-type="float">
            <text:p>95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4404906788095" calcext:value-type="float">
            <text:p>0.8644049067880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6329409066221" calcext:value-type="float">
            <text:p>0.806329409066221</text:p>
          </table:table-cell>
          <table:table-cell office:value-type="float" office:value="1522" calcext:value-type="float">
            <text:p>1522</text:p>
          </table:table-cell>
          <table:table-cell office:value-type="float" office:value="1253" calcext:value-type="float">
            <text:p>1253</text:p>
          </table:table-cell>
          <table:table-cell office:value-type="float" office:value="8082" calcext:value-type="float">
            <text:p>80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001489359342" calcext:value-type="float">
            <text:p>0.850014893593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5613891014486" calcext:value-type="float">
            <text:p>0.775613891014486</text:p>
          </table:table-cell>
          <table:table-cell office:value-type="float" office:value="1914" calcext:value-type="float">
            <text:p>1914</text:p>
          </table:table-cell>
          <table:table-cell office:value-type="float" office:value="1203" calcext:value-type="float">
            <text:p>1203</text:p>
          </table:table-cell>
          <table:table-cell office:value-type="float" office:value="9736" calcext:value-type="float">
            <text:p>973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4341373659823" calcext:value-type="float">
            <text:p>0.8743413736598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7084087739361" calcext:value-type="float">
            <text:p>0.817084087739361</text:p>
          </table:table-cell>
          <table:table-cell office:value-type="float" office:value="1438" calcext:value-type="float">
            <text:p>1438</text:p>
          </table:table-cell>
          <table:table-cell office:value-type="float" office:value="1221" calcext:value-type="float">
            <text:p>1221</text:p>
          </table:table-cell>
          <table:table-cell office:value-type="float" office:value="9907" calcext:value-type="float">
            <text:p>99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6683879811364" calcext:value-type="float">
            <text:p>0.8766838798113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23658509176835" calcext:value-type="float">
            <text:p>0.823658509176835</text:p>
          </table:table-cell>
          <table:table-cell office:value-type="float" office:value="1317" calcext:value-type="float">
            <text:p>1317</text:p>
          </table:table-cell>
          <table:table-cell office:value-type="float" office:value="1212" calcext:value-type="float">
            <text:p>1212</text:p>
          </table:table-cell>
          <table:table-cell office:value-type="float" office:value="10207" calcext:value-type="float">
            <text:p>1020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970738688554" calcext:value-type="float">
            <text:p>0.829707386885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6209855514413" calcext:value-type="float">
            <text:p>0.746209855514413</text:p>
          </table:table-cell>
          <table:table-cell office:value-type="float" office:value="2329" calcext:value-type="float">
            <text:p>2329</text:p>
          </table:table-cell>
          <table:table-cell office:value-type="float" office:value="1178" calcext:value-type="float">
            <text:p>1178</text:p>
          </table:table-cell>
          <table:table-cell office:value-type="float" office:value="9379" calcext:value-type="float">
            <text:p>937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7482252114863" calcext:value-type="float">
            <text:p>0.78748225211486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5722533701095" calcext:value-type="float">
            <text:p>0.695722533701095</text:p>
          </table:table-cell>
          <table:table-cell office:value-type="float" office:value="3282" calcext:value-type="float">
            <text:p>3282</text:p>
          </table:table-cell>
          <table:table-cell office:value-type="float" office:value="1011" calcext:value-type="float">
            <text:p>1011</text:p>
          </table:table-cell>
          <table:table-cell office:value-type="float" office:value="8426" calcext:value-type="float">
            <text:p>8426</text:p>
          </table:table-cell>
          <table:table-cell office:value-type="float" office:value="309" calcext:value-type="float">
            <text:p>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" meta:object-count="0"/>
    <meta:generator>LibreOffice/6.0.7.3$Linux_X86_64 LibreOffice_project/00m0$Build-3</meta:generator>
  </office:meta>
</office:document-meta>
</file>